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08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Building Images (Containerfiles)   (2-3 hours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08 is the largest technical module. The four pillars: layer caching, non-root runtime, multi-</text:span></text:p>
              <text:p><text:span text:style-name="s6">stage builds, and build context hygiene. Students who master these four pillars can build images</text:span></text:p>
              <text:p><text:span text:style-name="s6">that are production-ready on the first attempt. Slow builds and bloated images are almost always</text:span></text:p>
              <text:p><text:span text:style-name="s6">caused by violating one of these four principl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Images, Layers, and Caching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Each Containerfile instruction creates an immutable layer</text:span></text:p>
            <text:p><text:span text:style-name="s4">Cache is invalidated from the first changed instruction downward</text:span></text:p>
            <text:p><text:span text:style-name="s4">Slow-changing steps first: OS packages, dependency install</text:span></text:p>
            <text:p><text:span text:style-name="s4">Fast-changing steps last: application source code</text:span></text:p>
            <text:p><text:span text:style-name="s5">COPY . .  early = cache miss on every source chang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Analogy: building a layer cake. You cannot change a lower layer without rebuilding everything above</text:span></text:p>
              <text:p><text:span text:style-name="s6">it. The cache optimisation rule: put stable steps at the bottom (base image, system packages,</text:span></text:p>
              <text:p><text:span text:style-name="s6">dependency installs), and volatile steps at the top (your app source). Bad example: FROM</text:span></text:p>
              <text:p><text:span text:style-name="s6">python:3.13, COPY . ., RUN pip install. Every time any source file changes, pip reruns. Good</text:span></text:p>
              <text:p><text:span text:style-name="s6">example: COPY requirements.txt first, RUN pip install, then COPY . . Now pip only reruns when</text:span></text:p>
              <text:p><text:span text:style-name="s6">requirements.txt chang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Essential Containerfile Instruction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FROM     — base image (pin version; digest for prod)</text:span></text:p>
            <text:p><text:span text:style-name="s4">WORKDIR  — set working directory (avoids brittle cd chains)</text:span></text:p>
            <text:p><text:span text:style-name="s5">COPY     — copy files (prefer over ADD; use --chown=)</text:span></text:p>
            <text:p><text:span text:style-name="s5">RUN      — install/build steps (chain with &amp;&amp; to reduce layers)</text:span></text:p>
            <text:p><text:span text:style-name="s5">USER     — run as non-root (must be after all root-requiring steps)</text:span></text:p>
            <text:p><text:span text:style-name="s5">CMD / ENTRYPOINT  — exec form preferred (correct signal handling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COPY vs ADD: ADD has extra magic (tar extraction, URL fetching). Unless you need that specific</text:span></text:p>
              <text:p><text:span text:style-name="s6">magic, use COPY — it is explicit and predictable. Exec form for CMD: ['nginx', '-g', 'daemon off;']</text:span></text:p>
              <text:p><text:span text:style-name="s6">vs shell form. Exec form makes the process PID 1, which means it receives SIGTERM directly when the</text:span></text:p>
              <text:p><text:span text:style-name="s6">container is stopped. Shell form wraps it in /bin/sh -c which means SIGTERM goes to the shell, not</text:span></text:p>
              <text:p><text:span text:style-name="s6">your process — causing graceful-shutdown bugs. USER placement: set USER after all root-requiring</text:span></text:p>
              <text:p><text:span text:style-name="s6">steps (apt-get, adduser, etc.)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Non-Root Runtime (Least Privilege in Images)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RUN addgroup -S app &amp;&amp; adduser -S -G app app</text:span></text:p>
            <text:p><text:span text:style-name="s5">COPY --chown=app:app . /app</text:span></text:p>
            <text:p><text:span text:style-name="s5">USER app</text:span></text:p>
            <text:p><text:span text:style-name="s4">Give write access only to: /tmp, app state dir, log dir</text:span></text:p>
            <text:p><text:span text:style-name="s4">Test: podman run --rm localhost/myapp:1 id   (must NOT be uid=0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is the image-level complement to rootless Podman (the host-level protection). Rootless Podman</text:span></text:p>
              <text:p><text:span text:style-name="s6">protects the host from container escapes. Non-root inside the container protects against: escape</text:span></text:p>
              <text:p><text:span text:style-name="s6">bugs that require in-container root, accidental writes to system paths, and overly permissive</text:span></text:p>
              <text:p><text:span text:style-name="s6">defaults. The 'podman run id' test is a quick smoke test for every image. If it returns uid=0(root),</text:span></text:p>
              <text:p><text:span text:style-name="s6">the image needs fixing before production. COPY --chown is cleaner than a separate RUN chown because</text:span></text:p>
              <text:p><text:span text:style-name="s6">it avoids creating an extra layer with duplicated file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Multi-Stage Build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Build stage: has compiler/toolchain, produces artifact</text:span></text:p>
            <text:p><text:span text:style-name="s4">Runtime stage: minimal image + artifact only</text:span></text:p>
            <text:p><text:span text:style-name="s5">FROM ... AS build  /  COPY --from=build /app/binary /app/</text:span></text:p>
            <text:p><text:span text:style-name="s5">podman build --target build   (stop at build stage for debugging)</text:span></text:p>
            <text:p><text:span text:style-name="s4">Result: runtime image has no compiler, headers, or build cache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Show the size comparison concretely: podman images after building both a naive image (with all build</text:span></text:p>
              <text:p><text:span text:style-name="s6">tools) and a multi-stage image. A Go binary in a scratch image is about 10 MB. The same binary with</text:span></text:p>
              <text:p><text:span text:style-name="s6">a full golang:1.23 base is about 800 MB. The --target flag is underused. If a multi-stage build</text:span></text:p>
              <text:p><text:span text:style-name="s6">fails late, stop at the build stage and run podman run -it localhost/myapp:build sh to inspect the</text:span></text:p>
              <text:p><text:span text:style-name="s6">filesystem interactively. This is far faster than print-debugging RUN statements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Build Context Hygien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.containerignore — prevents accidental COPY of .env, keys, node_modules</text:span></text:p>
            <text:p><text:span text:style-name="s4">Never: COPY . .   (may include secrets, build artifacts, caches)</text:span></text:p>
            <text:p><text:span text:style-name="s4">Prefer explicit: COPY src/ /app/src/   COPY package.json /app/</text:span></text:p>
            <text:p><text:span text:style-name="s4">Secrets in ARG or ENV = secret in image history = leak</text:span></text:p>
            <text:p><text:span text:style-name="s4">Inspect large layers: podman image history localhost/myapp:1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e .containerignore omission is the single most common image security bug in codebases that evolved</text:span></text:p>
              <text:p><text:span text:style-name="s6">from 'it works on my laptop'. Someone adds a COPY . . line for convenience, the .env file is in the</text:span></text:p>
              <text:p><text:span text:style-name="s6">same directory, and the production image ships with the database password baked in. ARG secrets:</text:span></text:p>
              <text:p><text:span text:style-name="s6">even though ARG values are not in the final image environment, they are visible in podman image</text:span></text:p>
              <text:p><text:span text:style-name="s6">history because they influence RUN steps. The image history command shows every layer and its size —</text:span></text:p>
              <text:p><text:span text:style-name="s6">use it to find unexpectedly large layer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08: Build a Non-Root Service Image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FROM python:3.13-alpine</text:span></text:p>
            <text:p><text:span text:style-name="s5">RUN addgroup -S app &amp;&amp; adduser -S -G app app</text:span></text:p>
            <text:p><text:span text:style-name="s5">COPY --chown=app:app server.py /app/server.py</text:span></text:p>
            <text:p><text:span text:style-name="s5">USER app  /  EXPOSE 8080  /  CMD ["python", "/app/server.py"]</text:span></text:p>
            <text:p><text:span text:style-name="s4">Test: podman run --rm localhost/svc-lab:1 id   (must NOT be uid=0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ties together layers, non-root, and a working service. The 'id' test first ensures students</text:span></text:p>
              <text:p><text:span text:style-name="s6">cannot accidentally skip the USER step. Common failure: touch /app/ok: permission denied. This means</text:span></text:p>
              <text:p><text:span text:style-name="s6">COPY --chown was not used correctly, or the WORKDIR path is owned by root. If time allows, have</text:span></text:p>
              <text:p><text:span text:style-name="s6">students do the hello-bun example: examples/build/hello-bun. It shows a TypeScript app built in one</text:span></text:p>
              <text:p><text:span text:style-name="s6">stage and run in a minimal stage, with a healthcheck using a dedicated healthcheck.ts fil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